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fo:border-bottom="0.31pt solid #1a1a1a" style:diagonal-bl-tr="none" style:diagonal-tl-br="none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year</text:p>
          </table:table-cell>
          <table:table-cell office:value-type="string">
            <text:p>tidal_level</text:p>
          </table:table-cell>
          <table:table-cell office:value-type="string">
            <text:p>sample</text:p>
          </table:table-cell>
          <table:table-cell office:value-type="string">
            <text:p>N2.indd.sqmeter</text:p>
          </table:table-cell>
          <table:table-cell office:value-type="string">
            <text:p>sea</text:p>
          </table:table-cell>
          <table:table-cell office:value-type="string">
            <text:p>region</text:p>
          </table:table-cell>
          <table:table-cell office:value-type="string">
            <text:p>tidal_gradation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6">
            <text:p>6</text:p>
          </table:table-cell>
          <table:table-cell office:value-type="float" office:value="2040">
            <text:p>20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7">
            <text:p>7</text:p>
          </table:table-cell>
          <table:table-cell office:value-type="float" office:value="1640">
            <text:p>16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8">
            <text:p>8</text:p>
          </table:table-cell>
          <table:table-cell office:value-type="float" office:value="1780">
            <text:p>17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9">
            <text:p>9</text:p>
          </table:table-cell>
          <table:table-cell office:value-type="float" office:value="1640">
            <text:p>16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10">
            <text:p>10</text:p>
          </table:table-cell>
          <table:table-cell office:value-type="float" office:value="1920">
            <text:p>19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1">
            <text:p>1</text:p>
          </table:table-cell>
          <table:table-cell office:value-type="float" office:value="880">
            <text:p>8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5">
            <text:p>5</text:p>
          </table:table-cell>
          <table:table-cell office:value-type="float" office:value="1140">
            <text:p>11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V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V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V-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3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5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6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8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9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6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8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9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-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I-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I-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V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V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V-3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4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5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6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9</text:p>
          </table:table-cell>
          <table:table-cell office:value-type="float" office:value="80">
            <text:p>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0</text:p>
          </table:table-cell>
          <table:table-cell office:value-type="float" office:value="100">
            <text:p>10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2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5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6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9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-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-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-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-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3</text:p>
          </table:table-cell>
          <table:table-cell office:value-type="float" office:value="80">
            <text:p>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6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9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0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1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2</text:p>
          </table:table-cell>
          <table:table-cell office:value-type="float" office:value="80">
            <text:p>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6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8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9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0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4</text:p>
          </table:table-cell>
          <table:table-cell office:value-type="float" office:value="70">
            <text:p>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5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6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9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0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1</text:p>
          </table:table-cell>
          <table:table-cell office:value-type="float" office:value="70">
            <text:p>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4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3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4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5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6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8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5</text:p>
          </table:table-cell>
          <table:table-cell office:value-type="float" office:value="70">
            <text:p>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6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7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8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0</text:p>
          </table:table-cell>
          <table:table-cell office:value-type="float" office:value="110">
            <text:p>1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1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4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5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5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0m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0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1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1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2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2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2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1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4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4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5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5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6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6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7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7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8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8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9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9m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9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3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3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3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4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4m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4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5m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5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6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7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7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7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8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8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9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9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9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0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0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1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1m2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1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2m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2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2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3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3m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3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4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4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80">
            <text:p>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5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4</text:p>
          </table:table-cell>
          <table:table-cell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5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6</text:p>
          </table:table-cell>
          <table:table-cell office:value-type="float" office:value="190">
            <text:p>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6</text:p>
          </table:table-cell>
          <table:table-cell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7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3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4</text:p>
          </table:table-cell>
          <table:table-cell office:value-type="float" office:value="80">
            <text:p>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7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8</text:p>
          </table:table-cell>
          <table:table-cell office:value-type="float" office:value="100">
            <text:p>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9</text:p>
          </table:table-cell>
          <table:table-cell office:value-type="float" office:value="140">
            <text:p>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 office:value-type="float" office:value="70">
            <text:p>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 office:value-type="float" office:value="190">
            <text:p>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1</text:p>
          </table:table-cell>
          <table:table-cell office:value-type="float" office:value="130">
            <text:p>1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3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4</text:p>
          </table:table-cell>
          <table:table-cell office:value-type="float" office:value="460">
            <text:p>4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5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6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 office:value-type="float" office:value="170">
            <text:p>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7</text:p>
          </table:table-cell>
          <table:table-cell office:value-type="float" office:value="230">
            <text:p>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8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9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220">
            <text:p>12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360">
            <text:p>13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820">
            <text:p>18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100">
            <text:p>1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710">
            <text:p>7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750">
            <text:p>1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60">
            <text:p>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470">
            <text:p>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60">
            <text:p>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80">
            <text:p>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580">
            <text:p>5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120">
            <text:p>1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2320">
            <text:p>2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3160">
            <text:p>3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580">
            <text:p>35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8030">
            <text:p>80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4240">
            <text:p>4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6100">
            <text:p>6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4800">
            <text:p>4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3030">
            <text:p>30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3530">
            <text:p>3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2240">
            <text:p>2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380">
            <text:p>2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200">
            <text:p>22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30">
            <text:p>7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110">
            <text:p>2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540">
            <text:p>1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110">
            <text:p>2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2710">
            <text:p>27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2910">
            <text:p>29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2760">
            <text:p>27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2190">
            <text:p>2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3060">
            <text:p>30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830">
            <text:p>8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290">
            <text:p>2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2340">
            <text:p>2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2730">
            <text:p>27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2550">
            <text:p>25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1mg1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2mg1</text:p>
          </table:table-cell>
          <table:table-cell office:value-type="float" office:value="2220">
            <text:p>22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3mg1</text:p>
          </table:table-cell>
          <table:table-cell office:value-type="float" office:value="2340">
            <text:p>2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g4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g4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g4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g2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g2</text:p>
          </table:table-cell>
          <table:table-cell office:value-type="float" office:value="2670">
            <text:p>26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g2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1mg3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2mg3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3mg3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1290">
            <text:p>1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2490">
            <text:p>24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850">
            <text:p>28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2880">
            <text:p>28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860">
            <text:p>18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470">
            <text:p>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280">
            <text:p>12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90">
            <text:p>7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30">
            <text:p>1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2850">
            <text:p>28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3000">
            <text:p>30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200">
            <text:p>12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1470">
            <text:p>1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980">
            <text:p>19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790">
            <text:p>17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60">
            <text:p>7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900">
            <text:p>9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810">
            <text:p>8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990">
            <text:p>9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table:style-name="ce1" office:value-type="float" office:value="1080">
            <text:p>10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table:style-name="ce1" office:value-type="float" office:value="1260">
            <text:p>12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table:style-name="ce1"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table:style-name="ce1" office:value-type="float" office:value="1380">
            <text:p>13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1" office:value-type="float" office:value="1380">
            <text:p>13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table:style-name="ce1" office:value-type="float" office:value="1170">
            <text:p>11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table:style-name="ce1"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table:style-name="ce1"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table:style-name="ce1"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table:style-name="ce1" office:value-type="float" office:value="690">
            <text:p>6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table:style-name="ce1" office:value-type="float" office:value="450">
            <text:p>4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2310">
            <text:p>23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2190">
            <text:p>21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770">
            <text:p>17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1800">
            <text:p>18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2520">
            <text:p>25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1290">
            <text:p>12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office:value-type="float" office:value="990">
            <text:p>9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office:value-type="float" office:value="1830">
            <text:p>18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870">
            <text:p>8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870">
            <text:p>8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560">
            <text:p>15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960">
            <text:p>9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office:value-type="float" office:value="930">
            <text:p>9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1">
            <text:p>11</text:p>
          </table:table-cell>
          <table:table-cell office:value-type="float" office:value="720">
            <text:p>7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4">
            <text:p>14</text:p>
          </table:table-cell>
          <table:table-cell office:value-type="float" office:value="420">
            <text:p>4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6">
            <text:p>16</text:p>
          </table:table-cell>
          <table:table-cell office:value-type="float" office:value="810">
            <text:p>8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7">
            <text:p>17</text:p>
          </table:table-cell>
          <table:table-cell office:value-type="float" office:value="510">
            <text:p>5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8">
            <text:p>18</text:p>
          </table:table-cell>
          <table:table-cell office:value-type="float" office:value="300">
            <text:p>3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9">
            <text:p>19</text:p>
          </table:table-cell>
          <table:table-cell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1">
            <text:p>21</text:p>
          </table:table-cell>
          <table:table-cell office:value-type="float" office:value="780">
            <text:p>7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2">
            <text:p>22</text:p>
          </table:table-cell>
          <table:table-cell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3">
            <text:p>23</text:p>
          </table:table-cell>
          <table:table-cell office:value-type="float" office:value="1320">
            <text:p>13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4">
            <text:p>24</text:p>
          </table:table-cell>
          <table:table-cell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5">
            <text:p>25</text:p>
          </table:table-cell>
          <table:table-cell office:value-type="float" office:value="1260">
            <text:p>12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6">
            <text:p>26</text:p>
          </table:table-cell>
          <table:table-cell office:value-type="float" office:value="1650">
            <text:p>16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7">
            <text:p>27</text:p>
          </table:table-cell>
          <table:table-cell office:value-type="float" office:value="1440">
            <text:p>14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8">
            <text:p>28</text:p>
          </table:table-cell>
          <table:table-cell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9">
            <text:p>29</text:p>
          </table:table-cell>
          <table:table-cell office:value-type="float" office:value="660">
            <text:p>6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0">
            <text:p>30</text:p>
          </table:table-cell>
          <table:table-cell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1">
            <text:p>31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2">
            <text:p>32</text:p>
          </table:table-cell>
          <table:table-cell office:value-type="float" office:value="720">
            <text:p>7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3">
            <text:p>33</text:p>
          </table:table-cell>
          <table:table-cell office:value-type="float" office:value="540">
            <text:p>5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4">
            <text:p>34</text:p>
          </table:table-cell>
          <table:table-cell office:value-type="float" office:value="420">
            <text:p>4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5">
            <text:p>35</text:p>
          </table:table-cell>
          <table:table-cell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6">
            <text:p>36</text:p>
          </table:table-cell>
          <table:table-cell office:value-type="float" office:value="420">
            <text:p>4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360">
            <text:p>13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1080">
            <text:p>10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1140">
            <text:p>11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office:value-type="float" office:value="820">
            <text:p>8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280">
            <text:p>2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1960">
            <text:p>19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7">
            <text:p>17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8">
            <text:p>18</text:p>
          </table:table-cell>
          <table:table-cell table:style-name="ce1"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1">
            <text:p>21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2">
            <text:p>2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3">
            <text:p>23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4">
            <text:p>24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5">
            <text:p>25</text:p>
          </table:table-cell>
          <table:table-cell table:style-name="ce1" office:value-type="float" office:value="270">
            <text:p>2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6">
            <text:p>26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7">
            <text:p>27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9">
            <text:p>29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0">
            <text:p>30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1">
            <text:p>31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2">
            <text:p>32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7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1470">
            <text:p>1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7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2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230">
            <text:p>1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1230">
            <text:p>1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4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5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6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6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  <table:table-cell office:value-type="float" office:value="1290">
            <text:p>1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890">
            <text:p>1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9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1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2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18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2010">
            <text:p>20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3090">
            <text:p>30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5670">
            <text:p>56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 office:value-type="float" office:value="4230">
            <text:p>4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 office:value-type="float" office:value="1890">
            <text:p>1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3960">
            <text:p>3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 office:value-type="float" office:value="2100">
            <text:p>2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3510">
            <text:p>3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  <table:table-cell office:value-type="float" office:value="2130">
            <text:p>21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  <table:table-cell office:value-type="float" office:value="2970">
            <text:p>29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2580">
            <text:p>25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6990">
            <text:p>6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8100">
            <text:p>8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 office:value-type="float" office:value="5220">
            <text:p>52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 office:value-type="float" office:value="18900">
            <text:p>18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2280">
            <text:p>22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3210">
            <text:p>3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4170">
            <text:p>4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3030">
            <text:p>30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4170">
            <text:p>4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2940">
            <text:p>2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3120">
            <text:p>3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3</text:p>
          </table:table-cell>
          <table:table-cell office:value-type="float" office:value="3600">
            <text:p>3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  <table:table-cell office:value-type="float" office:value="3510">
            <text:p>3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0</text:p>
          </table:table-cell>
          <table:table-cell office:value-type="float" office:value="2310">
            <text:p>23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  <table:table-cell office:value-type="float" office:value="2490">
            <text:p>24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9</text:p>
          </table:table-cell>
          <table:table-cell office:value-type="float" office:value="2430">
            <text:p>24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5</text:p>
          </table:table-cell>
          <table:table-cell office:value-type="float" office:value="4980">
            <text:p>49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3390">
            <text:p>3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1890">
            <text:p>1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  <table:table-cell office:value-type="float" office:value="2670">
            <text:p>26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3240">
            <text:p>3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3840">
            <text:p>3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10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9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4320">
            <text:p>4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  <table:table-cell office:value-type="float" office:value="3840">
            <text:p>3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  <table:table-cell office:value-type="float" office:value="3630">
            <text:p>3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5340">
            <text:p>5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2910">
            <text:p>29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6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7</text:p>
          </table:table-cell>
          <table:table-cell office:value-type="float" office:value="4590">
            <text:p>4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1950">
            <text:p>19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2940">
            <text:p>2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table:style-name="ce1"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table:style-name="ce1"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table:style-name="ce1"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table:style-name="ce1"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8">
            <text:p>18</text:p>
          </table:table-cell>
          <table:table-cell table:style-name="ce1"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9">
            <text:p>19</text:p>
          </table:table-cell>
          <table:table-cell table:style-name="ce1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2">
            <text:p>22</text:p>
          </table:table-cell>
          <table:table-cell table:style-name="ce1"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4">
            <text:p>24</text:p>
          </table:table-cell>
          <table:table-cell table:style-name="ce1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5">
            <text:p>25</text:p>
          </table:table-cell>
          <table:table-cell table:style-name="ce1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6">
            <text:p>26</text:p>
          </table:table-cell>
          <table:table-cell table:style-name="ce1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7">
            <text:p>27</text:p>
          </table:table-cell>
          <table:table-cell table:style-name="ce1"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9">
            <text:p>29</text:p>
          </table:table-cell>
          <table:table-cell table:style-name="ce1"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0">
            <text:p>30</text:p>
          </table:table-cell>
          <table:table-cell table:style-name="ce1"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1">
            <text:p>31</text:p>
          </table:table-cell>
          <table:table-cell table:style-name="ce1"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2">
            <text:p>32</text:p>
          </table:table-cell>
          <table:table-cell table:style-name="ce1"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3">
            <text:p>33</text:p>
          </table:table-cell>
          <table:table-cell table:style-name="ce1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style-name="ce1"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2">
            <text:p>2</text:p>
          </table:table-cell>
          <table:table-cell table:style-name="ce1"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table:style-name="ce1"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4">
            <text:p>4</text:p>
          </table:table-cell>
          <table:table-cell table:style-name="ce1"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5">
            <text:p>5</text:p>
          </table:table-cell>
          <table:table-cell table:style-name="ce1"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table:style-name="ce1"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table:style-name="ce1"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table:style-name="ce1"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1</text:p>
          </table:table-cell>
          <table:table-cell table:style-name="ce4" office:value-type="float" office:value="2830">
            <text:p>28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2</text:p>
          </table:table-cell>
          <table:table-cell table:style-name="ce4" office:value-type="float" office:value="3870">
            <text:p>38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 table:number-rows-repeated="10474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77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9" number:min-integer-digits="1"/>
    </number:number-style>
    <number:number-style style:name="N162">
      <number:number number:decimal-places="10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2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5P0"/>
    </number:currency-style>
    <number:number-style style:name="N166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.00.0000</text:date>, <text:time style:data-style-name="N2" text:time-value="0000-00-00T11:25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2-12T11:33:29</dc:date>
    <dc:creator>Sophia Nazarova</dc:creator>
    <meta:editing-duration>PT3M21S</meta:editing-duration>
    <meta:editing-cycles>4</meta:editing-cycles>
    <meta:document-statistic meta:table-count="1" meta:cell-count="6168" meta:object-count="0"/>
  </office:meta>
</office:document-meta>
</file>